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949e" officeooo:paragraph-rsid="00109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20:05:26.656056775</meta:creation-date>
    <dc:date>2022-11-03T20:06:06.564052353</dc:date>
    <meta:editing-duration>PT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2.3$MacOSX_X86_64 LibreOffice_project/382eef1f22670f7f4118c8c2dd222ec7ad009daf</meta:generator>
  </office:meta>
</office:document-meta>
</file>